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a499" officeooo:paragraph-rsid="0011a499"/>
    </style:style>
    <style:style style:name="P2" style:family="paragraph" style:parent-style-name="Standard">
      <style:text-properties officeooo:rsid="00139b45" officeooo:paragraph-rsid="00139b45"/>
    </style:style>
    <style:style style:name="P3" style:family="paragraph" style:parent-style-name="Standard">
      <style:text-properties officeooo:rsid="0013b458" officeooo:paragraph-rsid="0013b458"/>
    </style:style>
    <style:style style:name="P4" style:family="paragraph" style:parent-style-name="Standard">
      <style:text-properties style:text-line-through-style="solid" style:text-line-through-type="single" officeooo:rsid="0011a499" officeooo:paragraph-rsid="0011a499"/>
    </style:style>
    <style:style style:name="P5" style:family="paragraph" style:parent-style-name="Standard">
      <style:text-properties fo:font-weight="bold" officeooo:rsid="0011a499" officeooo:paragraph-rsid="0011a499" style:font-weight-asian="bold" style:font-weight-complex="bold"/>
    </style:style>
    <style:style style:name="P6" style:family="paragraph" style:parent-style-name="Standard">
      <style:text-properties officeooo:rsid="00167d07" officeooo:paragraph-rsid="00167d07"/>
    </style:style>
    <style:style style:name="P7" style:family="paragraph" style:parent-style-name="Standard">
      <style:text-properties officeooo:rsid="0014518c" officeooo:paragraph-rsid="0014518c"/>
    </style:style>
    <style:style style:name="P8" style:family="paragraph" style:parent-style-name="Standard">
      <style:text-properties officeooo:rsid="00182152" officeooo:paragraph-rsid="00182152"/>
    </style:style>
    <style:style style:name="P9" style:family="paragraph" style:parent-style-name="Standard">
      <style:text-properties officeooo:rsid="0019616d" officeooo:paragraph-rsid="0019616d"/>
    </style:style>
    <style:style style:name="P10" style:family="paragraph" style:parent-style-name="Standard">
      <style:text-properties officeooo:rsid="001aa6b8" officeooo:paragraph-rsid="001aa6b8"/>
    </style:style>
    <style:style style:name="P11" style:family="paragraph" style:parent-style-name="Standard">
      <style:text-properties officeooo:rsid="001c0d76" officeooo:paragraph-rsid="001c0d76"/>
    </style:style>
    <style:style style:name="P12" style:family="paragraph" style:parent-style-name="Standard">
      <style:text-properties fo:font-style="italic" fo:font-weight="normal" officeooo:rsid="001c8a89" officeooo:paragraph-rsid="001c8a89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officeooo:rsid="001c8a89" officeooo:paragraph-rsid="001c8a89" style:font-style-asian="italic" style:font-style-complex="italic"/>
    </style:style>
    <style:style style:name="P14" style:family="paragraph" style:parent-style-name="Standard">
      <style:text-properties fo:font-style="normal" officeooo:rsid="001c8a89" officeooo:paragraph-rsid="001c8a89" style:font-style-asian="normal" style:font-style-complex="normal"/>
    </style:style>
    <style:style style:name="P15" style:family="paragraph" style:parent-style-name="Standard">
      <style:text-properties fo:font-style="normal" fo:font-weight="bold" officeooo:rsid="001c8a89" officeooo:paragraph-rsid="001c8a89" style:font-style-asian="normal" style:font-weight-asian="bold" style:font-style-complex="normal" style:font-weight-complex="bold"/>
    </style:style>
    <style:style style:name="T1" style:family="text">
      <style:text-properties officeooo:rsid="00152934"/>
    </style:style>
    <style:style style:name="T2" style:family="text">
      <style:text-properties officeooo:rsid="00167208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s 1 – 6</text:p>
      <text:p text:style-name="P1"/>
      <text:p text:style-name="P5">What is intelligence?</text:p>
      <text:p text:style-name="P5"/>
      <text:p text:style-name="P12">Acting Humanly</text:p>
      <text:p text:style-name="P13">Thinking Humanly</text:p>
      <text:p text:style-name="P13">Acting Rationally</text:p>
      <text:p text:style-name="P13">Thinking Rationally</text:p>
      <text:p text:style-name="P13"/>
      <text:p text:style-name="P13"/>
      <text:p text:style-name="P14">SOME DEFINITION &amp; TERMS</text:p>
      <text:p text:style-name="P14"/>
      <text:p text:style-name="P15">Percept<text:span text:style-name="T3"> – An agent's sensors, such as input (keyboard, mouse, packets, camera, etc.)</text:span></text:p>
      <text:p text:style-name="P15">Percept Sequence<text:span text:style-name="T3"> – Everything the agent has ever perceived.</text:span></text:p>
      <text:p text:style-name="P1"/>
      <text:p text:style-name="P1">Introduce science of AI</text:p>
      <text:p text:style-name="P1"/>
      <text:p text:style-name="P4">History of AI</text:p>
      <text:p text:style-name="P1"/>
      <text:p text:style-name="P1"/>
      <text:p text:style-name="P5">Agents acting rationally</text:p>
      <text:p text:style-name="P1"/>
      <text:p text:style-name="P1">Percept <text:span text:style-name="T1">(sensor data)</text:span>, Percept Sequence <text:span text:style-name="T1">(complete percept history)</text:span></text:p>
      <text:p text:style-name="P1"/>
      <text:p text:style-name="P1"/>
      <text:p text:style-name="P1">Sensors: Current location, capsule location, etc</text:p>
      <text:p text:style-name="P1">Actuators: What direction to take</text:p>
      <text:p text:style-name="P1"/>
      <text:p text:style-name="P1"/>
      <text:p text:style-name="P1">Envrionment Nature <text:span text:style-name="T2">Framework</text:span></text:p>
      <text:p text:style-name="P1">PEAS:</text:p>
      <text:p text:style-name="P1">Performance measure</text:p>
      <text:p text:style-name="P1">Environment</text:p>
      <text:p text:style-name="P1">Actuators</text:p>
      <text:p text:style-name="P1">Sensors</text:p>
      <text:p text:style-name="P1"/>
      <text:p text:style-name="P6">Chapter 3</text:p>
      <text:p text:style-name="P1">State Space search</text:p>
      <text:p text:style-name="P1">initial state </text:p>
      <text:p text:style-name="P1">possible actions</text:p>
      <text:p text:style-name="P1">action behavior</text:p>
      <text:p text:style-name="P1">goal test</text:p>
      <text:p text:style-name="P1">path cost</text:p>
      <text:p text:style-name="P1"/>
      <text:p text:style-name="P1"/>
      <text:p text:style-name="P2">Abstraction</text:p>
      <text:p text:style-name="P2">State space defined by:</text:p>
      <text:p text:style-name="P2">initial state, possible actions, and action behavior</text:p>
      <text:p text:style-name="P2"/>
      <text:p text:style-name="P2"><text:soft-page-break/></text:p>
      <text:p text:style-name="P3">Given a graph, attach a heuristic</text:p>
      <text:p text:style-name="P7">In what order are states expanded by A* graph search?</text:p>
      <text:p text:style-name="P7"/>
      <text:p text:style-name="P8">How to calculate heuristic</text:p>
      <text:p text:style-name="P8"/>
      <text:p text:style-name="P9">What are the properties of A*?</text:p>
      <text:p text:style-name="P9"/>
      <text:p text:style-name="P9">Admissable Heuristic</text:p>
      <text:p text:style-name="P9"/>
      <text:p text:style-name="P10">Consistent Heuristic</text:p>
      <text:p text:style-name="P10">Min Max</text:p>
      <text:p text:style-name="P10"/>
      <text:p text:style-name="P10">Alpha Pruning</text:p>
      <text:p text:style-name="P10"/>
      <text:p text:style-name="P10">Constrain Search</text:p>
      <text:p text:style-name="P10">No longer allowed to choose a value that conflicts</text:p>
      <text:p text:style-name="P10"/>
      <text:p text:style-name="P11">12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4:47:14.496000000</meta:creation-date>
    <dc:date>2016-03-14T22:52:35.189000000</dc:date>
    <meta:editing-duration>PT1H13M25S</meta:editing-duration>
    <meta:editing-cycles>10</meta:editing-cycles>
    <meta:generator>LibreOffice/4.4.0.3$Windows_x86 LibreOffice_project/de093506bcdc5fafd9023ee680b8c60e3e0645d7</meta:generator>
    <meta:document-statistic meta:table-count="0" meta:image-count="0" meta:object-count="0" meta:page-count="2" meta:paragraph-count="42" meta:word-count="149" meta:character-count="1000" meta:non-whitespace-character-count="889"/>
  </office:meta>
</office:document-meta>
</file>